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Liberation Sans"/>
    <style:font-face style:name="Tahoma" svg:font-family="Tahoma" style:font-adornments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4" style:apply-style-name="Untitled2" style:base-cell-address="Sheet1.C3"/>
    </style:style>
    <style:style style:name="ce2" style:family="table-cell" style:parent-style-name="Default">
      <style:map style:condition="cell-content()=2" style:apply-style-name="Untitled1" style:base-cell-address="Sheet1.C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 table:number-rows-repeated="2"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calcext:conditional-formats>
          <calcext:conditional-format calcext:target-range-address="Sheet1.A3:Sheet1.A7">
            <calcext:condition calcext:apply-style-name="Untitled2" calcext:value="=4" calcext:base-cell-address="Sheet1.C3"/>
          </calcext:conditional-format>
          <calcext:conditional-format calcext:target-range-address="Sheet1.C3:Sheet1.C7">
            <calcext:condition calcext:apply-style-name="Untitled1" calcext:value="=2" calcext:base-cell-address="Sheet1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Liberation Sans"/>
    <style:font-face style:name="Tahoma" svg:font-family="Tahoma" style:font-adornments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me1" style:family="table-cell" style:parent-style-name="Default">
      <style:table-cell-properties fo:background-color="#feffcc" style:diagonal-bl-tr="none" style:diagonal-tl-br="none" fo:border="0.06pt dotted #ffcc12"/>
    </style:style>
    <style:style style:name="Name2" style:family="table-cell" style:parent-style-name="Default">
      <style:table-cell-properties fo:border-bottom="1.7pt solid #aeee11" style:diagonal-bl-tr="none" style:diagonal-tl-br="none" fo:border-left="0.71pt solid #11ee11" fo:border-right="0.2pt dash-dot-dot #05ee11" fo:border-top="0.71pt solid #ffee11"/>
    </style:style>
    <style:style style:name="Name3" style:family="table-cell" style:parent-style-name="Default">
      <style:table-cell-properties fo:border-bottom="none" style:diagonal-bl-tr="1.7pt dashed #ffccee" style:diagonal-tl-br="0.71pt dash-dot #120000" fo:border-left="none" fo:border-right="0.71pt dotted #000000" fo:border-top="none"/>
    </style:style>
    <style:style style:name="Name4" style:family="table-cell" style:parent-style-name="Default">
      <style:table-cell-properties fo:border-bottom="none" style:diagonal-bl-tr="none" style:diagonal-tl-br="none" fo:border-left="0.71pt solid #000000" fo:border-right="0.71pt dotted #000000" fo:border-top="0.71pt solid #000000"/>
    </style:style>
    <style:style style:name="Name5" style:family="table-cell" style:parent-style-name="Default">
      <style:table-cell-properties style:cell-protect="hidden-and-protected" style:print-content="false"/>
    </style:style>
    <style:style style:name="Name6" style:family="table-cell" style:parent-style-name="Default">
      <style:table-cell-properties style:cell-protect="protected formula-hidden" style:print-content="true"/>
    </style:style>
    <style:style style:name="Name7" style:family="table-cell" style:parent-style-name="Default">
      <style:table-cell-properties style:cell-protect="none" style:print-content="false"/>
    </style:style>
    <style:style style:name="Name8" style:family="table-cell" style:parent-style-name="Default">
      <style:text-properties fo:color="#808080" style:font-name="Liberation Sans1" fo:font-family="'Liberation Sans'" style:font-style-name="Liberation Sans" fo:font-size="24pt" fo:font-style="italic" style:text-underline-style="solid" style:text-underline-width="auto" style:text-underline-color="#808080" fo:font-weight="bold"/>
    </style:style>
    <style:style style:name="Name9" style:family="table-cell" style:parent-style-name="Default">
      <style:text-properties fo:color="#ffffff" style:font-name="Tahoma" fo:font-family="Tahoma" style:font-style-name="Tahoma" fo:font-size="1pt" fo:font-style="normal" style:text-underline-style="dash" style:text-underline-width="auto" style:text-underline-color="#1856ff" fo:font-weight="bold"/>
    </style:style>
    <style:style style:name="Name20" style:family="table-cell" style:parent-style-name="Default">
      <style:text-properties style:text-line-through-style="solid" style:text-line-through-type="single"/>
    </style:style>
    <style:style style:name="Name21" style:family="table-cell" style:parent-style-name="Default">
      <style:text-properties style:text-line-through-style="solid" style:text-line-through-type="single" style:text-line-through-width="bold"/>
    </style:style>
    <style:style style:name="Name22" style:family="table-cell" style:parent-style-name="Default">
      <style:text-properties style:text-line-through-style="solid" style:text-line-through-type="single" style:text-line-through-text="/"/>
    </style:style>
    <style:style style:name="Name2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66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4:21:20.984509285</meta:creation-date>
    <dc:date>2016-09-28T04:23:44.566299878</dc:date>
    <meta:editing-duration>PT2M24S</meta:editing-duration>
    <meta:editing-cycles>1</meta:editing-cycles>
    <meta:document-statistic meta:table-count="1" meta:cell-count="5" meta:object-count="0"/>
    <meta:generator>LibreOfficeDev/5.3.0.0.alpha0$Linux_X86_64 LibreOffice_project/b466bd9292de9755270b19153c41aed12e204761</meta:generator>
  </office:meta>
</office:document-meta>
</file>